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a05f7" officeooo:paragraph-rsid="001a05f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unciado novo diretor da Procempa em meio ao Fórum Internacional Software Livre</text:p>
      <text:p text:style-name="P1"/>
      <text:p text:style-name="P1"><text:s/></text:p>
      <text:p text:style-name="P15">Prefeito de Porto Alegre, José Fortunati, fez o anúncio em solenidade oficial de abertura do FISL na noite de quarta-feira (07/05)</text:p>
      <text:p text:style-name="P15"><text:s/></text:p>
      <text:p text:style-name="P15"></text:p>
      <text:p text:style-name="P15">O prefeito José Fortunati anunciou nesta quarta-feira, 7, o nome do novo diretor-presidente da Companhia de Processamento de Dados do Município de Porto Alegre (Procempa). Técnico de informática, Mário Teza foi vice-presidente da Procergs, gerente regional da Dataprev-RS e diretor geral da Campus Party, durante 4 anos. Também foi membro do comitê gestor internet Brasil.</text:p>
      <text:p text:style-name="P15"></text:p>
      <text:p text:style-name="P15">- O principal desafio é manter Porto Alegre como uma cidade inovadora, pois ela já é reconhecida em vários segmentos e queremos avançar ainda mais nisso. Precisamos tornar a capital gaúcha conhecida no Brasil e no mundo como uma cidade que aposta na inovação aberta e colaborativa - declarou Mário.</text:p>
      <text:p text:style-name="P15"></text:p>
      <text:p text:style-name="P15">O anúncio ter sido realizado durante o Fórum Internacional Software Livre (FISL) não foi à toa. Mário Teza foi um dos idealizadores da primeira edição do evento na capital gaúcha e trabalha há muitos anos defendendo a causa.</text:p>
      <text:p text:style-name="P15"></text:p>
      <text:p text:style-name="P15">- Vários eventos surgiram em Porto Alegre e depois foram embora, diferente do que ocorre com o FISL e ele só não foi para outros locais porque teve o apoio local e isso é muito importante para história da cidade e futuro que queremos construir - completou Mário. 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7"/>
      <text:p text:style-name="P7"/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3</meta:editing-cycles>
    <meta:creation-date>2014-04-30T13:37:00</meta:creation-date>
    <dc:date>2014-05-09T15:19:52.504801425</dc:date>
    <meta:editing-duration>PT21M54S</meta:editing-duration>
    <meta:generator>LibreOffice/4.1.2.3$Linux_X86_64 LibreOffice_project/410m0$Build-3</meta:generator>
    <meta:document-statistic meta:table-count="0" meta:image-count="0" meta:object-count="0" meta:page-count="1" meta:paragraph-count="24" meta:word-count="362" meta:character-count="2355" meta:non-whitespace-character-count="1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